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53cm" svg:height="1.905cm" svg:x="2.27cm" svg:y="8.62cm">
          <text:p text:style-name="P1"><text:span text:style-name="T1">Calibration Mode 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" draw:id="id5" draw:layer="layout" svg:width="6.096cm" svg:height="1.524cm" svg:x="1.762cm" svg:y="23.987cm">
          <text:p text:style-name="P1"><text:span text:style-name="T2">Guarda a assinatura recebida em staticNodeAddrColl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23cm" svg:height="0.725cm" svg:x="4.683cm" svg:y="10.562cm">
          <draw:text-box>
            <text:p><text:span text:style-name="T3">Sim</text:span></text:p>
          </draw:text-box>
        </draw:frame>
        <draw:custom-shape draw:style-name="gr2" draw:text-style-name="P3" xml:id="id4" draw:id="id4" draw:layer="layout" svg:width="5.08cm" svg:height="2.413cm" svg:x="2.27cm" svg:y="19.161cm">
          <text:p text:style-name="P1"><text:span text:style-name="T2">Calcula média e desvio padrão para cada nó estático e guarda no radioMap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81cm" svg:height="0.725cm" svg:x="1.116cm" svg:y="8.911cm">
          <draw:text-box>
            <text:p><text:span text:style-name="T3">Não</text:span></text:p>
          </draw:text-box>
        </draw:frame>
        <draw:custom-shape draw:style-name="gr1" draw:text-style-name="P2" xml:id="id2" draw:id="id2" draw:layer="layout" svg:width="5.053cm" svg:height="1.905cm" svg:x="2.27cm" svg:y="12.049cm">
          <text:p text:style-name="P1"><text:span text:style-name="T1">Posição do nó mudou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5.053cm" svg:height="2.54cm" svg:x="2.297cm" svg:y="15.351cm">
          <text:p text:style-name="P1"><text:span text:style-name="T1">Existem nós estáticos suficientes na amost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797cm" svg:y1="10.525cm" svg:x2="4.797cm" svg:y2="12.049cm" draw:start-shape="id1" draw:start-glue-point="6" draw:end-shape="id2" draw:end-glue-point="4" svg:d="m4797 10525v1524">
          <text:p/>
        </draw:connector>
        <draw:line draw:style-name="gr4" draw:text-style-name="P1" draw:layer="layout" svg:x1="4.81cm" svg:y1="14.081cm" svg:x2="4.81cm" svg:y2="15.351cm">
          <text:p/>
        </draw:line>
        <draw:connector draw:style-name="gr4" draw:text-style-name="P1" draw:layer="layout" svg:x1="4.824cm" svg:y1="17.891cm" svg:x2="4.81cm" svg:y2="19.161cm" draw:start-shape="id3" draw:start-glue-point="6" draw:end-shape="id4" draw:end-glue-point="0" svg:d="m4824 17891v635h-14v635">
          <text:p/>
        </draw:connector>
        <draw:connector draw:style-name="gr4" draw:text-style-name="P1" draw:layer="layout" svg:x1="4.81cm" svg:y1="21.574cm" svg:x2="4.81cm" svg:y2="23.987cm" draw:start-shape="id4" draw:start-glue-point="2" draw:end-shape="id5" draw:end-glue-point="0" svg:d="m4810 21574v2413">
          <text:p/>
        </draw:connector>
        <draw:connector draw:style-name="gr4" draw:text-style-name="P1" draw:layer="layout" svg:x1="2.27cm" svg:y1="9.573cm" svg:x2="1.762cm" svg:y2="24.749cm" draw:start-shape="id1" draw:start-glue-point="5" draw:end-shape="id5" svg:d="m2270 9573h-1009v15176h501">
          <text:p/>
        </draw:connector>
        <draw:connector draw:style-name="gr4" draw:text-style-name="P1" draw:layer="layout" draw:line-skew="0.895cm" svg:x1="7.323cm" svg:y1="13.002cm" svg:x2="7.858cm" svg:y2="24.749cm" draw:start-shape="id2" draw:start-glue-point="7" draw:end-shape="id5" svg:d="m7323 13002h1932v11747h-1397">
          <text:p/>
        </draw:connector>
        <draw:frame draw:style-name="gr3" draw:text-style-name="P4" draw:layer="layout" svg:width="1.23cm" svg:height="0.725cm" svg:x="4.596cm" svg:y="13.954cm">
          <draw:text-box>
            <text:p><text:span text:style-name="T3">Sim</text:span></text:p>
          </draw:text-box>
        </draw:frame>
        <draw:frame draw:style-name="gr3" draw:text-style-name="P4" draw:layer="layout" svg:width="1.281cm" svg:height="0.725cm" svg:x="12.165cm" svg:y="8.149cm">
          <draw:text-box>
            <text:p><text:span text:style-name="T3">Não</text:span></text:p>
          </draw:text-box>
        </draw:frame>
        <draw:connector draw:style-name="gr4" draw:text-style-name="P1" draw:layer="layout" draw:line-skew="0.895cm" svg:x1="7.35cm" svg:y1="16.621cm" svg:x2="7.858cm" svg:y2="24.749cm" draw:start-shape="id3" draw:start-glue-point="7" draw:end-shape="id5" draw:end-glue-point="1" svg:d="m7350 16621h1905v8128h-1397">
          <text:p/>
        </draw:connector>
        <draw:frame draw:style-name="gr3" draw:text-style-name="P4" draw:layer="layout" svg:width="1.281cm" svg:height="0.725cm" svg:x="7.212cm" svg:y="15.896cm">
          <draw:text-box>
            <text:p><text:span text:style-name="T3">Não</text:span></text:p>
          </draw:text-box>
        </draw:frame>
        <draw:frame draw:style-name="gr3" draw:text-style-name="P4" draw:layer="layout" svg:width="1.23cm" svg:height="0.725cm" svg:x="4.723cm" svg:y="17.928cm">
          <draw:text-box>
            <text:p><text:span text:style-name="T3">Sim</text:span></text:p>
          </draw:text-box>
        </draw:frame>
        <draw:custom-shape draw:style-name="gr1" draw:text-style-name="P2" xml:id="id6" draw:id="id6" draw:layer="layout" svg:width="5.053cm" svg:height="1.905cm" svg:x="14.462cm" svg:y="12.557cm">
          <text:p text:style-name="P1"><text:span text:style-name="T1">Amostras suficient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9" draw:id="id9" draw:layer="layout" svg:width="5.08cm" svg:height="1.524cm" svg:x="14.462cm" svg:y="22.209cm">
          <text:p text:style-name="P1"><text:span text:style-name="T2">Agenda nova novo envio de amost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23cm" svg:height="0.725cm" svg:x="16.788cm" svg:y="14.626cm">
          <draw:text-box>
            <text:p><text:span text:style-name="T3">Sim</text:span></text:p>
          </draw:text-box>
        </draw:frame>
        <draw:custom-shape draw:style-name="gr2" draw:text-style-name="P3" xml:id="id7" draw:id="id7" draw:layer="layout" svg:width="5.08cm" svg:height="1.651cm" svg:x="14.462cm" svg:y="15.986cm">
          <text:p text:style-name="P1"><text:span text:style-name="T2">Obtém o nó estático com maior RSSI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81cm" svg:height="0.725cm" svg:x="12.938cm" svg:y="12.848cm">
          <draw:text-box>
            <text:p><text:span text:style-name="T3">Não</text:span></text:p>
          </draw:text-box>
        </draw:frame>
        <draw:custom-shape draw:style-name="gr2" draw:text-style-name="P3" xml:id="id8" draw:id="id8" draw:layer="layout" svg:width="5.08cm" svg:height="1.651cm" svg:x="14.462cm" svg:y="18.526cm">
          <text:p text:style-name="P1"><text:span text:style-name="T2">Envia mensagem do tipo localização para nó fixo mais próxim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989cm" svg:y1="14.462cm" svg:x2="17.002cm" svg:y2="15.986cm" draw:start-shape="id6" draw:start-glue-point="6" draw:end-shape="id7" draw:end-glue-point="0" svg:d="m16989 14462v762h13v762">
          <text:p/>
        </draw:connector>
        <draw:connector draw:style-name="gr4" draw:text-style-name="P1" draw:layer="layout" svg:x1="17.002cm" svg:y1="17.637cm" svg:x2="17.002cm" svg:y2="18.526cm" draw:start-shape="id7" draw:start-glue-point="2" draw:end-shape="id8" draw:end-glue-point="0" svg:d="m17002 17637v889">
          <text:p/>
        </draw:connector>
        <draw:connector draw:style-name="gr4" draw:text-style-name="P1" draw:layer="layout" svg:x1="17.002cm" svg:y1="20.177cm" svg:x2="17.002cm" svg:y2="22.209cm" draw:start-shape="id8" draw:start-glue-point="2" draw:end-shape="id9" draw:end-glue-point="0" svg:d="m17002 20177v2032">
          <text:p/>
        </draw:connector>
        <draw:connector draw:style-name="gr4" draw:text-style-name="P1" draw:layer="layout" draw:line-skew="-1.403cm" svg:x1="14.462cm" svg:y1="13.51cm" svg:x2="14.462cm" svg:y2="22.971cm" draw:start-shape="id6" draw:start-glue-point="5" draw:end-shape="id9" draw:end-glue-point="3" svg:d="m14462 13510h-1905v9461h1905">
          <text:p/>
        </draw:connector>
        <draw:custom-shape draw:style-name="gr2" draw:text-style-name="P3" draw:layer="layout" svg:width="5.08cm" svg:height="1.651cm" svg:x="14.461cm" svg:y="15.985cm">
          <text:p text:style-name="P1"><text:span text:style-name="T2">Obtém o nó estático com maior RSS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5.08cm" svg:height="1.524cm" svg:x="9.474cm" svg:y="0.927cm">
          <text:p text:style-name="P1"><text:span text:style-name="T2">Recebida uma mensag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5.053cm" svg:height="1.905cm" svg:x="9.501cm" svg:y="3.467cm">
          <text:p text:style-name="P1"><text:span text:style-name="T1">É self-messag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" draw:id="id12" draw:layer="layout" svg:width="5.053cm" svg:height="1.905cm" svg:x="9.501cm" svg:y="6.28cm">
          <text:p text:style-name="P1"><text:span text:style-name="T1">É assinatura de nó fix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08cm" svg:height="1.524cm" svg:x="14.461cm" svg:y="22.208cm">
          <text:p text:style-name="P1"><text:span text:style-name="T2">Programa novo envio de amost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5.08cm" svg:height="1.524cm" svg:x="9.509cm" svg:y="9.174cm">
          <text:p text:style-name="P1"><text:span text:style-name="T2">Apaga mensag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014cm" svg:y1="2.451cm" svg:x2="12.028cm" svg:y2="3.467cm" draw:start-shape="id10" draw:start-glue-point="2" draw:end-shape="id11" draw:end-glue-point="4" svg:d="m12014 2451v508h14v508">
          <text:p/>
        </draw:connector>
        <draw:connector draw:style-name="gr4" draw:text-style-name="P1" draw:layer="layout" svg:x1="12.028cm" svg:y1="5.372cm" svg:x2="12.028cm" svg:y2="6.28cm" draw:start-shape="id11" draw:start-glue-point="6" draw:end-shape="id12" draw:end-glue-point="4" svg:d="m12028 5372v908">
          <text:p/>
        </draw:connector>
        <draw:connector draw:style-name="gr4" draw:text-style-name="P1" draw:layer="layout" svg:x1="12.028cm" svg:y1="8.185cm" svg:x2="12.049cm" svg:y2="9.174cm" draw:start-shape="id12" draw:start-glue-point="6" draw:end-shape="id13" draw:end-glue-point="0" svg:d="m12028 8185v495h21v494">
          <text:p/>
        </draw:connector>
        <draw:connector draw:style-name="gr4" draw:text-style-name="P1" draw:layer="layout" svg:x1="14.554cm" svg:y1="4.42cm" svg:x2="16.988cm" svg:y2="12.557cm" draw:start-shape="id11" draw:start-glue-point="7" draw:end-shape="id6" svg:d="m14554 4420h2434v8137">
          <text:p/>
        </draw:connector>
        <draw:connector draw:style-name="gr4" draw:text-style-name="P1" draw:layer="layout" svg:x1="9.501cm" svg:y1="7.233cm" svg:x2="4.797cm" svg:y2="8.62cm" draw:start-shape="id12" draw:start-glue-point="5" draw:end-shape="id1" draw:end-glue-point="4" svg:d="m9501 7233h-4704v1387">
          <text:p/>
        </draw:connector>
        <draw:frame draw:style-name="gr3" draw:text-style-name="P4" draw:layer="layout" svg:width="1.281cm" svg:height="0.725cm" svg:x="12.165cm" svg:y="5.355cm">
          <draw:text-box>
            <text:p><text:span text:style-name="T3">Não</text:span></text:p>
          </draw:text-box>
        </draw:frame>
        <draw:frame draw:style-name="gr3" draw:text-style-name="P4" draw:layer="layout" svg:width="1.23cm" svg:height="0.725cm" svg:x="14.375cm" svg:y="3.794cm">
          <draw:text-box>
            <text:p><text:span text:style-name="T3">Sim</text:span></text:p>
          </draw:text-box>
        </draw:frame>
        <draw:frame draw:style-name="gr3" draw:text-style-name="P4" draw:layer="layout" svg:width="1.23cm" svg:height="0.725cm" svg:x="8.366cm" svg:y="6.625cm">
          <draw:text-box>
            <text:p><text:span text:style-name="T3">S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9:37:39</meta:creation-date>
    <dc:date>2012-10-30T00:49:54</dc:date>
    <dc:creator>mnobrega </dc:creator>
    <meta:editing-duration>PT26M</meta:editing-duration>
    <meta:editing-cycles>3</meta:editing-cycles>
    <meta:generator>LibreOffice/3.5$Linux_X86_64 LibreOffice_project/350m1$Build-2</meta:generator>
    <meta:document-statistic meta:object-count="42"/>
  </office:meta>
</office:document-meta>
</file>